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Default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" style:parent-style-name="Default" style:family="paragraph">
      <style:paragraph-properties fo:text-align="center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text-properties style:font-name-complex="Times New Roman" fo:font-size="14pt" style:font-size-asian="14pt" style:font-size-complex="14pt"/>
    </style:style>
    <style:style style:name="T1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text-properties style:font-name-complex="Times New Roman" fo:font-size="14pt" style:font-size-asian="14pt" style:font-size-complex="14pt"/>
    </style:style>
    <style:style style:name="P15" style:parent-style-name="Standard" style:family="paragraph">
      <style:text-properties style:font-name-complex="Times New Roman" fo:font-size="14pt" style:font-size-asian="14pt" style:font-size-complex="14pt"/>
    </style:style>
    <style:style style:name="T16" style:parent-style-name="DefaultParagraphFont" style:family="text">
      <style:text-properties style:font-name-complex="Times New Roman" fo:font-size="14pt" style:font-size-asian="14pt" style:font-size-complex="14pt"/>
    </style:style>
    <style:style style:name="P17" style:parent-style-name="Standard" style:family="paragraph">
      <style:text-properties style:font-name-complex="Times New Roman" fo:font-size="14pt" style:font-size-asian="14pt" style:font-size-complex="14pt"/>
    </style:style>
    <style:style style:name="T1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2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2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3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2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5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2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7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2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text-properties style:font-name-complex="Times New Roman" fo:font-size="14pt" style:font-size-asian="14pt" style:font-size-complex="14pt"/>
    </style:style>
    <style:style style:name="T3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3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5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36" style:parent-style-name="Standard" style:family="paragraph">
      <style:text-properties style:font-name-complex="Times New Roman" fo:color="#000000" style:letter-kerning="false" fo:font-size="14pt" style:font-size-asian="14pt" style:font-size-complex="14pt" fo:language="en" fo:country="US" style:language-complex="ar" style:country-complex="SA"/>
    </style:style>
    <style:style style:name="P37" style:parent-style-name="Standard" style:family="paragraph">
      <style:text-properties style:font-name-complex="Times New Roman" fo:color="#000000" style:letter-kerning="false" fo:font-size="14pt" style:font-size-asian="14pt" style:font-size-complex="14pt" fo:language="en" fo:country="US" style:language-complex="ar" style:country-complex="SA"/>
    </style:style>
    <style:style style:name="P38" style:parent-style-name="Standard" style:family="paragraph">
      <style:text-properties style:font-name-complex="Times New Roman" fo:color="#000000" style:letter-kerning="false" fo:font-size="14pt" style:font-size-asian="14pt" style:font-size-complex="14pt" fo:language="en" fo:country="US" style:language-complex="ar" style:country-complex="SA"/>
    </style:style>
    <style:style style:name="P39" style:parent-style-name="Standard" style:family="paragraph">
      <style:text-properties style:font-name-complex="Times New Roman" fo:color="#000000" style:letter-kerning="false" fo:font-size="14pt" style:font-size-asian="14pt" style:font-size-complex="14pt" fo:language="en" fo:country="US" style:language-complex="ar" style:country-complex="SA"/>
    </style:style>
    <style:style style:name="P40" style:parent-style-name="Standard" style:family="paragraph">
      <style:text-properties style:font-name-complex="Times New Roman" fo:color="#000000" style:letter-kerning="false" fo:font-size="14pt" style:font-size-asian="14pt" style:font-size-complex="14pt" fo:language="en" fo:country="US" style:language-complex="ar" style:country-complex="SA"/>
    </style:style>
    <style:style style:name="P41" style:parent-style-name="Standard" style:family="paragraph">
      <style:text-properties style:font-name-complex="Times New Roman" fo:color="#000000" style:letter-kerning="false" fo:font-size="14pt" style:font-size-asian="14pt" style:font-size-complex="14pt" fo:language="en" fo:country="US" style:language-complex="ar" style:country-complex="SA"/>
    </style:style>
    <style:style style:name="P42" style:parent-style-name="Standard" style:family="paragraph">
      <style:text-properties style:font-name-complex="Times New Roman" fo:color="#000000" style:letter-kerning="false" fo:font-size="14pt" style:font-size-asian="14pt" style:font-size-complex="14pt" fo:language="en" fo:country="US" style:language-complex="ar" style:country-complex="SA"/>
    </style:style>
    <style:style style:name="P43" style:parent-style-name="Standard" style:family="paragraph">
      <style:text-properties style:font-name-complex="Times New Roman" fo:color="#000000" style:letter-kerning="false" fo:font-size="14pt" style:font-size-asian="14pt" style:font-size-complex="14pt" fo:language="en" fo:country="US" style:language-complex="ar" style:country-complex="SA"/>
    </style:style>
    <style:style style:name="P44" style:parent-style-name="Standard" style:family="paragraph">
      <style:text-properties style:font-name-complex="Times New Roman" fo:color="#000000" style:letter-kerning="false" fo:font-size="14pt" style:font-size-asian="14pt" style:font-size-complex="14pt" fo:language="en" fo:country="US" style:language-complex="ar" style:country-complex="SA"/>
    </style:style>
    <style:style style:name="P45" style:parent-style-name="Standard" style:family="paragraph">
      <style:text-properties style:font-name-complex="Times New Roman" fo:color="#000000" style:letter-kerning="false" fo:font-size="14pt" style:font-size-asian="14pt" style:font-size-complex="14pt" fo:language="en" fo:country="US" style:language-complex="ar" style:country-complex="SA"/>
    </style:style>
    <style:style style:name="P46" style:parent-style-name="Standard" style:family="paragraph">
      <style:text-properties style:font-name-complex="Times New Roman" fo:color="#000000" style:letter-kerning="false" fo:font-size="14pt" style:font-size-asian="14pt" style:font-size-complex="14pt" fo:language="en" fo:country="US" style:language-complex="ar" style:country-complex="SA"/>
    </style:style>
    <style:style style:name="P47" style:parent-style-name="Standard" style:family="paragraph">
      <style:text-properties style:font-name-complex="Times New Roman" fo:color="#000000" style:letter-kerning="false" fo:font-size="14pt" style:font-size-asian="14pt" style:font-size-complex="14pt" fo:language="en" fo:country="US" style:language-complex="ar" style:country-complex="SA"/>
    </style:style>
    <style:style style:name="P48" style:parent-style-name="Standard" style:family="paragraph">
      <style:text-properties style:font-name-complex="Times New Roman" fo:color="#000000" style:letter-kerning="false" fo:font-size="14pt" style:font-size-asian="14pt" style:font-size-complex="14pt" fo:language="en" fo:country="US" style:language-complex="ar" style:country-complex="SA"/>
    </style:style>
    <style:style style:name="P49" style:parent-style-name="Standard" style:family="paragraph">
      <style:text-properties style:font-name-complex="Times New Roman" fo:color="#000000" style:letter-kerning="false" fo:font-size="14pt" style:font-size-asian="14pt" style:font-size-complex="14pt" fo:language="en" fo:country="US" style:language-complex="ar" style:country-complex="SA"/>
    </style:style>
    <style:style style:name="P50" style:parent-style-name="Standard" style:family="paragraph">
      <style:text-properties style:font-name-complex="Times New Roman" fo:color="#000000" style:letter-kerning="false" fo:font-size="14pt" style:font-size-asian="14pt" style:font-size-complex="14pt" fo:language="en" fo:country="US" style:language-complex="ar" style:country-complex="SA"/>
    </style:style>
    <style:style style:name="P51" style:parent-style-name="Standard" style:family="paragraph">
      <style:text-properties style:font-name-complex="Times New Roman" fo:color="#000000" style:letter-kerning="false" fo:font-size="14pt" style:font-size-asian="14pt" style:font-size-complex="14pt" fo:language="en" fo:country="US" style:language-complex="ar" style:country-complex="SA"/>
    </style:style>
    <style:style style:name="T52" style:parent-style-name="DefaultParagraphFont" style:family="text">
      <style:text-properties style:font-name-complex="Times New Roman" fo:font-size="14pt" style:font-size-asian="14pt" style:font-size-complex="14pt"/>
    </style:style>
    <style:style style:name="T53" style:parent-style-name="DefaultParagraphFon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54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55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56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57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58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59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60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61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62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63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64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65" style:parent-style-name="Standard" style:family="paragraph">
      <style:paragraph-properties>
        <style:tab-stops>
          <style:tab-stop style:type="right" style:position="6.6923in"/>
        </style:tab-stops>
      </style:paragraph-properties>
      <style:text-properties style:font-name-complex="Times New Roman" fo:font-size="14pt" style:font-size-asian="14pt" style:font-size-complex="14pt"/>
    </style:style>
    <style:style style:name="P66" style:parent-style-name="Standard" style:family="paragraph">
      <style:paragraph-properties>
        <style:tab-stops>
          <style:tab-stop style:type="right" style:position="6.6923in"/>
        </style:tab-stops>
      </style:paragraph-properties>
      <style:text-properties style:font-name-complex="Times New Roman" fo:font-size="14pt" style:font-size-asian="14pt" style:font-size-complex="14pt"/>
    </style:style>
    <style:style style:name="T6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9" style:parent-style-name="Standard" style:family="paragraph">
      <style:paragraph-properties>
        <style:tab-stops>
          <style:tab-stop style:type="right" style:position="6.6923in"/>
        </style:tab-stops>
      </style:paragraph-properties>
      <style:text-properties style:font-name-complex="Times New Roman" fo:font-size="14pt" style:font-size-asian="14pt" style:font-size-complex="14pt"/>
    </style:style>
    <style:style style:name="P70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71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72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73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74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75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76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77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78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79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80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81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82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83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84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8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86" style:parent-style-name="Standard" style:family="paragraph">
      <style:paragraph-properties>
        <style:tab-stops>
          <style:tab-stop style:type="right" style:position="6.6923in"/>
        </style:tab-stops>
      </style:paragraph-properties>
    </style:style>
    <style:style style:name="T87" style:parent-style-name="DefaultParagraphFont" style:family="text">
      <style:text-properties style:font-name-complex="Times New Roman" fo:font-size="14pt" style:font-size-asian="14pt" style:font-size-complex="14pt"/>
    </style:style>
    <style:style style:name="T88" style:parent-style-name="DefaultParagraphFon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89" style:parent-style-name="Standard" style:family="paragraph">
      <style:paragraph-properties>
        <style:tab-stops>
          <style:tab-stop style:type="right" style:position="6.6923in"/>
        </style:tab-stops>
      </style:paragraph-properties>
      <style:text-properties style:font-name-complex="Times New Roman" fo:font-size="14pt" style:font-size-asian="14pt" style:font-size-complex="14pt" fo:language="en" fo:country="US"/>
    </style:style>
    <style:style style:name="P90" style:parent-style-name="Standard" style:family="paragraph">
      <style:paragraph-properties>
        <style:tab-stops>
          <style:tab-stop style:type="right" style:position="6.6923in"/>
        </style:tab-stops>
      </style:paragraph-properties>
      <style:text-properties style:font-name-complex="Times New Roman" fo:font-size="14pt" style:font-size-asian="14pt" style:font-size-complex="14pt" fo:language="en" fo:country="US"/>
    </style:style>
    <style:style style:name="P91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92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93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94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95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96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9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8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99" style:parent-style-name="Standard" style:family="paragraph">
      <style:paragraph-properties>
        <style:tab-stops>
          <style:tab-stop style:type="right" style:position="6.6923in"/>
        </style:tab-stops>
      </style:paragraph-properties>
      <style:text-properties style:font-name-complex="Times New Roman" fo:font-size="14pt" style:font-size-asian="14pt" style:font-size-complex="14pt"/>
    </style:style>
    <style:style style:name="T10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3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04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05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06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07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08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09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10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11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12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13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14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15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16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17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11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0" style:parent-style-name="Standard" style:family="paragraph">
      <style:paragraph-properties>
        <style:tab-stops>
          <style:tab-stop style:type="right" style:position="6.6923in"/>
        </style:tab-stops>
      </style:paragraph-properties>
    </style:style>
    <style:style style:name="T121" style:parent-style-name="DefaultParagraphFont" style:family="text">
      <style:text-properties style:font-name-complex="Times New Roman" fo:font-size="14pt" style:font-size-asian="14pt" style:font-size-complex="14pt"/>
    </style:style>
    <style:style style:name="T122" style:parent-style-name="DefaultParagraphFon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123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24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25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26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27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28" style:parent-style-name="Standard" style:family="paragraph">
      <style:paragraph-properties>
        <style:tab-stops>
          <style:tab-stop style:type="right" style:position="6.6923in"/>
        </style:tab-stops>
      </style:paragraph-properties>
      <style:text-properties style:font-name-complex="Times New Roman" fo:font-size="14pt" style:font-size-asian="14pt" style:font-size-complex="14pt"/>
    </style:style>
    <style:style style:name="P129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30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31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32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33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34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35" style:parent-style-name="Standard" style:family="paragraph">
      <style:paragraph-properties>
        <style:tab-stops>
          <style:tab-stop style:type="right" style:position="6.6923in"/>
        </style:tab-stops>
      </style:paragraph-properties>
    </style:style>
    <style:style style:name="T136" style:parent-style-name="DefaultParagraphFont" style:family="text">
      <style:text-properties style:font-name-complex="Times New Roman" fo:font-size="14pt" style:font-size-asian="14pt" style:font-size-complex="14pt"/>
    </style:style>
    <style:style style:name="T137" style:parent-style-name="DefaultParagraphFon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138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39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40" style:parent-style-name="Standard" style:family="paragraph">
      <style:paragraph-properties>
        <style:tab-stops>
          <style:tab-stop style:type="right" style:position="6.6923in"/>
        </style:tab-stops>
      </style:paragraph-properties>
      <style:text-properties style:font-name-complex="Times New Roman" fo:font-size="14pt" style:font-size-asian="14pt" style:font-size-complex="14pt"/>
    </style:style>
    <style:style style:name="P141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14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4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5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46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47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48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14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5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1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52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53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54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55" style:parent-style-name="Standard" style:family="paragraph">
      <style:paragraph-properties>
        <style:tab-stops>
          <style:tab-stop style:type="right" style:position="6.6923in"/>
        </style:tab-stops>
      </style:paragraph-properties>
    </style:style>
    <style:style style:name="T156" style:parent-style-name="DefaultParagraphFont" style:family="text">
      <style:text-properties style:font-name-complex="Times New Roman" fo:font-size="14pt" style:font-size-asian="14pt" style:font-size-complex="14pt"/>
    </style:style>
    <style:style style:name="T157" style:parent-style-name="DefaultParagraphFont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158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59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60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61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16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6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4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65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66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ableColumn168" style:family="table-column">
      <style:table-column-properties style:column-width="6.5458in" style:use-optimal-column-width="false"/>
    </style:style>
    <style:style style:name="Table167" style:family="table">
      <style:table-properties style:width="6.5458in" fo:margin-left="-0.1166in" table:align="left"/>
    </style:style>
    <style:style style:name="TableRow169" style:family="table-row">
      <style:table-row-properties style:min-row-height="0.1548in" style:use-optimal-row-height="false"/>
    </style:style>
    <style:style style:name="TableCell170" style:family="table-cell">
      <style:table-cell-properties fo:border="none" style:writing-mode="lr-tb" fo:padding-top="0in" fo:padding-left="0.075in" fo:padding-bottom="0in" fo:padding-right="0.075in"/>
    </style:style>
    <style:style style:name="P171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172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T17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7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7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76" style:parent-style-name="Standard" style:family="paragraph">
      <style:paragraph-properties>
        <style:tab-stops>
          <style:tab-stop style:type="right" style:position="6.6923in"/>
        </style:tab-stops>
      </style:paragraph-properties>
    </style:style>
    <style:style style:name="T177" style:parent-style-name="DefaultParagraphFont" style:family="text">
      <style:text-properties style:font-name-complex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LAB 6: CONFIGURING AND ALLOWING INTER-VLAN ROUTING</text:p>
      <text:p text:style-name="P2"/>
      <text:p text:style-name="Default"><text:span text:style-name="T3">Lab Objective:<text:s/></text:span></text:p>
      <text:p text:style-name="P4">The objective of this lab exercise is to configure a router to provide inter-VLAN communication. By default, hosts in one VLAN cannot communicate with hosts in another VLAN without a router routing between the two VLANs.<text:s/></text:p>
      <text:p text:style-name="Default"><text:span text:style-name="T5">Lab Purpose:<text:s/></text:span></text:p>
      <text:p text:style-name="P6">Inter-VLAN routing configuration is a fundamental skill. Most networks typically have more than one VLAN and it is a requirement that hosts in these VLANs communicate with each other if the need arises. As a Cisco engineer, as well as in the Cisco CCNA exam, you will be expected to know how to configure inter-VLAN routing.<text:s/></text:p>
      <text:p text:style-name="Default"><text:span text:style-name="T7">Certification Level:<text:s/></text:span></text:p>
      <text:p text:style-name="P8">This lab is suitable for CCNA certification exam preparation<text:s/></text:p>
      <text:p text:style-name="Default"><text:span text:style-name="T9">Lab Difficulty:<text:s/></text:span></text:p>
      <text:p text:style-name="P10">This lab has a difficulty rating of 9/10<text:s/></text:p>
      <text:p text:style-name="Default"><text:span text:style-name="T11">Readiness Assessment:<text:s/></text:span></text:p>
      <text:p text:style-name="P12">When you are ready for your certification exam, you should complete this lab in no more than 20 minutes</text:p>
      <text:p text:style-name="Default"><text:span text:style-name="T13">Lab Topology:<text:s/></text:span></text:p>
      <text:p text:style-name="P14">Please use the following topology to complete this lab exercise:</text:p>
      <text:p text:style-name="P15"/>
      <text:p text:style-name="Standard"><text:span text:style-name="T16"><draw:frame draw:style-name="a0" draw:name="Picture 1" text:anchor-type="as-char" svg:x="0in" svg:y="0in" svg:width="6.54861in" svg:height="3.15972in" style:rel-width="scale" style:rel-height="scale"><draw:image xlink:href="media/image1.emf" xlink:type="simple" xlink:show="embed" xlink:actuate="onLoad"/><svg:title/><svg:desc/></draw:frame></text:span></text:p>
      <text:p text:style-name="P17"/>
      <text:p text:style-name="Default"><text:span text:style-name="T18">Task 1:<text:s/></text:span></text:p>
      <text:p text:style-name="P19">Configure a hostname on switches 1 and 2 and routers 1 through 4 as illustrated in the topology above.<text:s/></text:p>
      <text:p text:style-name="Default"><text:span text:style-name="T20">Task 2:<text:s/></text:span></text:p>
      <text:p text:style-name="P21">Configure and verify Sw1 and Sw2 as VTP Transparent switches. Both switches should be in the VTP domain named CISCO. Secure VTP messages with the password CISCO.<text:s/></text:p>
      <text:p text:style-name="Default"><text:span text:style-name="T22">Task 3:<text:s/></text:span></text:p>
      <text:soft-page-break/>
      <text:p text:style-name="P23">Configure and verify FastEthernet0/1 between Sw1 and Sw2 as an 802.1q trunk and configure VLANs as depicted in the topology above. Assign ports to depicted VLANs and configure Sw1 FastEthernet0/2 as a trunk. VLAN 20 should have untagged Ethernet Frames. Remember that on 802.1q trunks, only the native VLAN is untagged.<text:s/></text:p>
      <text:p text:style-name="Default"><text:span text:style-name="T24">Task 4:<text:s/></text:span></text:p>
      <text:p text:style-name="P25">Configure IP addresses on routers R2, R3, and R4 as illustrated in the diagram.<text:s/></text:p>
      <text:p text:style-name="Default"><text:span text:style-name="T26">Task 5:<text:s/></text:span></text:p>
      <text:p text:style-name="P27">Configure subinterfaces off FastEthernet0/0 in the corresponding VLANs on the diagram. Also configure interface VLAN 10 on switch Sw2 with the IP address 10.0.10.2/28.<text:s/></text:p>
      <text:p text:style-name="Default"><text:span text:style-name="T28">Task 6:<text:s/></text:span></text:p>
      <text:p text:style-name="P29">Test network connectivity by pinging from R1 to routers R2, R3, and R4.</text:p>
      <text:p text:style-name="Default"><text:span text:style-name="T30">SOLUTION:<text:s/></text:span></text:p>
      <text:p text:style-name="Default"><text:span text:style-name="T31">Lab 6 Configuration and Verification<text:s/></text:span></text:p>
      <text:p text:style-name="P32">Task 3:</text:p>
      <text:p text:style-name="Default"><text:span text:style-name="T33">Sw1#</text:span><text:span text:style-name="T34">config t<text:s/></text:span></text:p>
      <text:p text:style-name="P35">Enter configuration commands, one per line. End with CNTL/Z.<text:s/></text:p>
      <text:p text:style-name="P36">Sw1(config)# vlan 10</text:p>
      <text:p text:style-name="P37">Sw1(config-vlan)# name SALES</text:p>
      <text:p text:style-name="P38">Sw1(config)# vlan 20</text:p>
      <text:p text:style-name="P39">Sw1(config-vlan)# name TECH</text:p>
      <text:p text:style-name="P40">Sw1(config)# vlan 30</text:p>
      <text:p text:style-name="P41">Sw1(config-vlan)# name ADMIN</text:p>
      <text:p text:style-name="P42">Sw1(config)# vlan 40</text:p>
      <text:p text:style-name="P43">Sw1(config-vlan)# name TEST</text:p>
      <text:p text:style-name="P44">Sw1(config)# interface fastethernet0/1</text:p>
      <text:p text:style-name="P45">Sw1(config-if)# switchport mode trunk</text:p>
      <text:p text:style-name="P46">Sw1(config)# interface fastethernet0/2</text:p>
      <text:p text:style-name="P47">Sw1(config-if)# switchport mode trunk</text:p>
      <text:p text:style-name="P48">Sw1(config-if)# switchport trunk native vlan 20</text:p>
      <text:p text:style-name="P49">Sw1(config)# interface fastethernet0/3</text:p>
      <text:p text:style-name="P50">Sw1(config-if)# switchport mode access</text:p>
      <text:p text:style-name="P51">Sw1(config-if)# switchport access vlan 20</text:p>
      <text:p text:style-name="Standard"><text:span text:style-name="T52">Sw1#</text:span><text:span text:style-name="T53">show interfaces trunk</text:span></text:p>
      <text:p text:style-name="P54">Port<text:s/><text:tab/>Mode<text:s/><text:tab/><text:tab/>Encapsulation<text:s/><text:tab/>Status<text:s/><text:tab/>Native vlan<text:s/></text:p>
      <text:p text:style-name="P55">Fa0/1<text:s/><text:tab/>on<text:s/><text:tab/><text:tab/>802.1q<text:tab/><text:s/><text:tab/><text:tab/>trunking<text:s/><text:tab/>1<text:s/></text:p>
      <text:p text:style-name="P56">Fa0/2<text:s/><text:tab/>on<text:s/><text:tab/><text:tab/>802.1q<text:s/><text:tab/><text:tab/>trunking<text:s/><text:tab/>20<text:s/></text:p>
      <text:p text:style-name="P57">Port<text:s/><text:tab/>Vlans allowed on trunk<text:s/></text:p>
      <text:p text:style-name="P58">Fa0/1 1-4094<text:s/></text:p>
      <text:p text:style-name="P59">Fa0/2 1-4094<text:s/></text:p>
      <text:p text:style-name="P60">Port Vlans allowed and active in management domain<text:s/></text:p>
      <text:p text:style-name="P61">Fa0/1 1,10,20,30,40<text:s/></text:p>
      <text:p text:style-name="P62">Fa0/2 1,10,20,30,40<text:s/></text:p>
      <text:p text:style-name="P63">Port Vlans in spanning tree forwarding state and not pruned<text:s/></text:p>
      <text:soft-page-break/>
      <text:p text:style-name="P64">Fa0/1 1,20,30,40<text:s/></text:p>
      <text:p text:style-name="P65">Fa0/2 1,20,30,40</text:p>
      <text:p text:style-name="P66"/>
      <text:p text:style-name="Default"><text:span text:style-name="T67">Sw2#</text:span><text:span text:style-name="T68">config t<text:s/></text:span></text:p>
      <text:p text:style-name="P69">Enter configuration commands, one per line. End with CNTL/Z.</text:p>
      <text:p text:style-name="P70">Sw2(config)# vlan 10</text:p>
      <text:p text:style-name="P71">Sw2(config-vlan)# name SALES</text:p>
      <text:p text:style-name="P72">Sw2(config)# vlan 20</text:p>
      <text:p text:style-name="P73">Sw2(config-vlan)# name TECH</text:p>
      <text:p text:style-name="P74">Sw2(config)# vlan 30</text:p>
      <text:p text:style-name="P75">Sw2(config-vlan)# name ADMIN</text:p>
      <text:p text:style-name="P76">Sw2(config)# vlan 40</text:p>
      <text:p text:style-name="P77">Sw2(config-vlan)# name TEST</text:p>
      <text:p text:style-name="P78">Sw2(config)# interface fastethernet0/1</text:p>
      <text:p text:style-name="P79">Sw2(config-if)# switchport mode trunk</text:p>
      <text:p text:style-name="P80">Sw2(config)# interface fastethernet0/2</text:p>
      <text:p text:style-name="P81">Sw2(config-if)# switchport mode access</text:p>
      <text:p text:style-name="P82">Sw2(config-if)# switchport access vlan 30</text:p>
      <text:p text:style-name="P83">Sw2(config)# interface fastethernet0/3</text:p>
      <text:p text:style-name="P84">Sw2(config-if)# switchport mode access</text:p>
      <text:p text:style-name="Default"><text:span text:style-name="T85">Sw2(config-if)# switchport access vlan 40</text:span></text:p>
      <text:p text:style-name="P86"><text:span text:style-name="T87">Sw2#</text:span><text:span text:style-name="T88">show interfaces trunk</text:span></text:p>
      <text:p text:style-name="P89">Port Mode Encapsulation Status Native vlan<text:s/></text:p>
      <text:p text:style-name="P90">Fa0/1 on 802.1q trunking 1</text:p>
      <text:p text:style-name="P91">Port Vlans allowed on trunk<text:s/></text:p>
      <text:p text:style-name="P92">Fa0/1 1-4094<text:s/></text:p>
      <text:p text:style-name="P93">Port Vlans allowed and active in management domain<text:s/></text:p>
      <text:p text:style-name="P94">Fa0/1 1,10,20,30,40<text:s/></text:p>
      <text:p text:style-name="P95">Port Vlans in spanning tree forwarding state and not pruned<text:s/></text:p>
      <text:p text:style-name="P96">Fa0/1 1,20,30,40<text:s/></text:p>
      <text:p text:style-name="Default"><text:span text:style-name="T97">Task 4:<text:s/></text:span></text:p>
      <text:p text:style-name="P98">For reference information on configuring IP interfaces, please refer to:<text:s/></text:p>
      <text:p text:style-name="P99">Lab 3 Configuration and Verification Task 5</text:p>
      <text:p text:style-name="Default"><text:span text:style-name="T100">Task 5:<text:s/></text:span></text:p>
      <text:p text:style-name="Default"><text:span text:style-name="T101">R1#</text:span><text:span text:style-name="T102">config t<text:s/></text:span></text:p>
      <text:p text:style-name="P103">Enter configuration commands, one per line. End with CNTL/Z.<text:s/></text:p>
      <text:p text:style-name="P104">R1(config)# interface fastethernet0/0</text:p>
      <text:p text:style-name="P105">R1(config-if)# description Connected to Switch Trunk Fa0/2</text:p>
      <text:p text:style-name="P106">R1(config-if)# no shutdown</text:p>
      <text:p text:style-name="P107">R1(config)# interface fastethernet0/0.10</text:p>
      <text:p text:style-name="P108">R1(config-subif)# encapsulation dot1Q 10</text:p>
      <text:p text:style-name="P109">R1(config-subif)# ip address 10.0.10.1 255.255.255.240</text:p>
      <text:p text:style-name="P110">R1(config)# interface fastethernet0/0.20</text:p>
      <text:p text:style-name="P111">R1(config-subif)# encapsulation dot1Q 20 native</text:p>
      <text:p text:style-name="P112">R1(config-subif)# ip address 10.0.20.1 255.255.255.128</text:p>
      <text:soft-page-break/>
      <text:p text:style-name="P113">R1(config)# interface fastethernet0/0.30</text:p>
      <text:p text:style-name="P114">R1(config-subif)# encapsulation dot1Q 30</text:p>
      <text:p text:style-name="P115">R1(config-subif)# ip address 10.0.30.1 255.255.255.248</text:p>
      <text:p text:style-name="P116">R1(config)# interface fastethernet0/0.40</text:p>
      <text:p text:style-name="P117">R1(config-subif)# encapsulation dot1Q 40</text:p>
      <text:p text:style-name="Default"><text:span text:style-name="T118">R1(config-subif)# ip address 10.0.40.1 255.255.255.224</text:span><text:span text:style-name="T119"><text:s/></text:span></text:p>
      <text:p text:style-name="P120"><text:span text:style-name="T121">R1#</text:span><text:span text:style-name="T122">show ip interface brief</text:span></text:p>
      <text:p text:style-name="P123">Interface IP-Address OK? Method Status Protocol<text:s/></text:p>
      <text:p text:style-name="P124">FastEthernet0/0 unassigned YES manual up up<text:s/></text:p>
      <text:p text:style-name="P125">FastEthernet0/0.10 10.0.10.1 YES manual up up<text:s/></text:p>
      <text:p text:style-name="P126">FastEthernet0/0.20 10.0.20.1 YES manual up up<text:s/></text:p>
      <text:p text:style-name="P127">FastEthernet0/0.30 10.0.30.1 YES manual up up<text:s/></text:p>
      <text:p text:style-name="P128">FastEthernet0/0.40 10.0.40.1 YES manual up up</text:p>
      <text:p text:style-name="P129">Sw2(config)# interface vlan1</text:p>
      <text:p text:style-name="P130">Sw2(config-if)# shutdown</text:p>
      <text:p text:style-name="P131">Sw2(config)# interface vlan10</text:p>
      <text:p text:style-name="P132">Sw2(config-if)# ip address 10.0.10.2 255.255.255.240</text:p>
      <text:p text:style-name="P133">Sw2(config-if)# no shutdown</text:p>
      <text:p text:style-name="P134">Sw2(config)# ip default-gateway 10.0.10.1<text:s/></text:p>
      <text:p text:style-name="P135"><text:span text:style-name="T136">Sw2#</text:span><text:span text:style-name="T137">show ip interface brief</text:span></text:p>
      <text:p text:style-name="P138">Interface IP-Address OK? Method Status Protocol<text:s/></text:p>
      <text:p text:style-name="P139">Vlan1 unassigned YES NVRAM administratively down down<text:s/></text:p>
      <text:p text:style-name="P140">Vlan10 10.0.10.2 YES manual up up</text:p>
      <text:p text:style-name="P141">Sw2#<text:s/></text:p>
      <text:p text:style-name="Default"><text:span text:style-name="T142">Task 6:<text:s/></text:span></text:p>
      <text:p text:style-name="Default"><text:span text:style-name="T143">R1#</text:span><text:span text:style-name="T144">ping 10.0.10.2<text:s/></text:span></text:p>
      <text:p text:style-name="P145">Type escape sequence to abort.<text:s/></text:p>
      <text:p text:style-name="P146">Sending 5, 100-byte ICMP Echos to 10.0.10.2, timeout is 2 seconds:<text:s/></text:p>
      <text:p text:style-name="P147">.!!!!<text:s/></text:p>
      <text:p text:style-name="P148">Success rate is 80 percent (4/5), round-trip min/avg/max = 1/3/4 ms<text:s/></text:p>
      <text:p text:style-name="Default"><text:span text:style-name="T149">R1#</text:span><text:span text:style-name="T150">ping 10.0.20.2<text:s/></text:span></text:p>
      <text:p text:style-name="P151">Type escape sequence to abort.<text:s/></text:p>
      <text:p text:style-name="P152">Sending 5, 100-byte ICMP Echos to 10.0.20.2, timeout is 2 seconds:<text:s/></text:p>
      <text:p text:style-name="P153">.!!!!<text:s/></text:p>
      <text:p text:style-name="P154">Success rate is 80 percent (4/5), round-trip min/avg/max = 1/3/4 ms<text:s/></text:p>
      <text:p text:style-name="P155"><text:span text:style-name="T156">R1#</text:span><text:span text:style-name="T157">ping 10.0.30.3</text:span></text:p>
      <text:p text:style-name="P158">Type escape sequence to abort.<text:s/></text:p>
      <text:p text:style-name="P159">Sending 5, 100-byte ICMP Echos to 10.0.30.3, timeout is 2 seconds:<text:s/></text:p>
      <text:p text:style-name="P160">.!!!!<text:s/></text:p>
      <text:p text:style-name="P161">Success rate is 80 percent (4/5), round-trip min/avg/max = 1/3/4 ms<text:s/></text:p>
      <text:p text:style-name="Default"><text:span text:style-name="T162">R1#</text:span><text:span text:style-name="T163">ping 10.0.40.4<text:s/></text:span></text:p>
      <text:p text:style-name="P164">Type escape sequence to abort.<text:s/></text:p>
      <text:p text:style-name="P165">Sending 5, 100-byte ICMP Echos to 10.0.40.4, timeout is 2 seconds:<text:s/></text:p>
      <text:p text:style-name="P166">.!!!!<text:s/></text:p>
      <table:table table:style-name="Table167">
        <table:table-columns>
          <table:table-column table:style-name="TableColumn168"/>
        </table:table-columns>
        <table:table-row table:style-name="TableRow169">
          <table:table-cell table:style-name="TableCell170">
            <text:p text:style-name="P171">Success rate is 80 percent (4/5), round-trip min/avg/max = 1/3/4 ms</text:p>
            <text:p text:style-name="P172"/>
            <text:p text:style-name="Default"><text:span text:style-name="T173"><text:s/></text:span><text:span text:style-name="T174">NOTE:<text:s/></text:span><text:span text:style-name="T175">The first PING packet times out due to ARP resolution. Subsequent packets will be successful.<text:s/></text:span></text:p>
          </table:table-cell>
        </table:table-row>
      </table:table>
      <text:soft-page-break/>
      <text:p text:style-name="P176"><text:span text:style-name="T177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Verdana" style:font-name-complex="Verdana" fo:color="#000000" style:letter-kerning="false" fo:language="en" fo:country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xuan giang</dc:creator>
    <meta:creation-date>2009-04-16T11:32:00Z</meta:creation-date>
    <dc:date>2025-03-27T10:14:00Z</dc:date>
    <meta:template xlink:href="Normal" xlink:type="simple"/>
    <meta:editing-cycles>12</meta:editing-cycles>
    <meta:editing-duration>PT14760S</meta:editing-duration>
    <meta:user-defined meta:name="Info 1"/>
    <meta:user-defined meta:name="Info 2"/>
    <meta:user-defined meta:name="Info 3"/>
    <meta:user-defined meta:name="Info 4"/>
    <meta:user-defined meta:name="GrammarlyDocumentId">70d9ef834528e169f30428aadd49a09e41b59259f56c7b4746a1d9aebce7dde6</meta:user-defined>
    <meta:document-statistic meta:page-count="5" meta:paragraph-count="12" meta:word-count="947" meta:character-count="6337" meta:row-count="45" meta:non-whitespace-character-count="5402"/>
  </office:meta>
</office:document-meta>
</file>